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language="en" fo:country="US"/>
    </style:style>
    <style:style style:name="T5" style:parent-style-name="Policepardéfaut" style:family="text">
      <style:text-properties fo:font-weight="bold" style:font-weight-asian="bold" style:font-weight-complex="bold" fo:language="en" fo:country="US"/>
    </style:style>
    <style:style style:name="T6" style:parent-style-name="Policepardéfaut" style:family="text">
      <style:text-properties fo:language="en" fo:country="US"/>
    </style:style>
    <style:style style:name="T7" style:parent-style-name="Policepardéfaut" style:family="text">
      <style:text-properties fo:language="en" fo:country="US"/>
    </style:style>
    <style:style style:name="T8" style:parent-style-name="Policepardéfaut" style:family="text">
      <style:text-properties fo:font-weight="bold" style:font-weight-asian="bold" style:font-weight-complex="bold" fo:language="en" fo:country="US"/>
    </style:style>
    <style:style style:name="T9" style:parent-style-name="Policepardéfaut" style:family="text">
      <style:text-properties fo:language="en" fo:country="US"/>
    </style:style>
    <style:style style:name="T10" style:parent-style-name="Policepardéfaut" style:family="text">
      <style:text-properties fo:language="en" fo:country="US"/>
    </style:style>
    <style:style style:name="T11" style:parent-style-name="Policepardéfaut" style:family="text">
      <style:text-properties fo:font-weight="bold" style:font-weight-asian="bold" style:font-weight-complex="bold" fo:language="en" fo:country="US"/>
    </style:style>
    <style:style style:name="T12" style:parent-style-name="Policepardéfaut" style:family="text">
      <style:text-properties fo:font-weight="bold" style:font-weight-asian="bold" style:font-weight-complex="bold"/>
    </style:style>
    <style:style style:name="T13" style:parent-style-name="Policepardéfaut" style:family="text">
      <style:text-properties fo:font-weight="bold" style:font-weight-asian="bold" style:font-weight-complex="bold"/>
    </style:style>
    <style:style style:name="T14" style:parent-style-name="Policepardéfaut" style:family="text">
      <style:text-properties fo:font-weight="bold" style:font-weight-asian="bold" style:font-weight-complex="bold"/>
    </style:style>
    <style:style style:name="T15" style:parent-style-name="Policepardéfaut" style:family="text">
      <style:text-properties fo:font-weight="bold" style:font-weight-asian="bold" style:font-weight-complex="bold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T18" style:parent-style-name="Policepardéfaut" style:family="text">
      <style:text-properties fo:language="en" fo:country="US"/>
    </style:style>
  </office:automatic-styles>
  <office:body>
    <office:text text:use-soft-page-breaks="true">
      <text:p text:style-name="P1">Différents rôles (GUTHUB)</text:p>
      <text:p text:style-name="P2"/>
      <text:p text:style-name="Normal">Site utilisé : WAPPALYSER (<text:a xlink:href="https://www.wappalyzer.com/lookup/github.com" office:target-frame-name="_top" xlink:show="replace"><text:span text:style-name="Lienhypertexte">https://www.wappalyzer.com/lookup/github.com</text:span></text:a>)</text:p>
      <text:p text:style-name="Normal"/>
      <text:p text:style-name="Normal">CMS :<text:s/><text:span text:style-name="T3">Contentful</text:span></text:p>
      <text:p text:style-name="Normal"><text:span text:style-name="T4">Main Framework :<text:s/></text:span><text:span text:style-name="T5">Symphony</text:span></text:p>
      <text:p text:style-name="Normal"><text:span text:style-name="T6">JS Frameworks</text:span><text:span text:style-name="T7">:<text:s/></text:span><text:span text:style-name="T8">React / + React router</text:span></text:p>
      <text:p text:style-name="Normal"><text:span text:style-name="T9">Payment processor :</text:span><text:span text:style-name="T10"><text:s/></text:span><text:span text:style-name="T11">Stripe</text:span></text:p>
      <text:p text:style-name="Normal">Sécurité:<text:s/><text:span text:style-name="T12">HSTS</text:span><text:s/>(connexion uniquement via proto HTTPS)</text:p>
      <text:p text:style-name="Normal">JS librairies:<text:s/><text:span text:style-name="T13">lit-html</text:span><text:span text:style-name="T14"><text:s/></text:span>(librairie de templating)</text:p>
      <text:p text:style-name="Normal">SSL/TSL by<text:s/><text:span text:style-name="T15">Sectigo</text:span></text:p>
      <text:p text:style-name="P16">PaaS (Plateform as a<text:s/>Service): Github Pages + Amazon web Service (hébergement)</text:p>
      <text:p text:style-name="P17"/>
      <text:p text:style-name="Normal"><text:span text:style-name="T18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OQUILLAT Lucas</meta:initial-creator>
    <dc:creator>COQUILLAT Lucas</dc:creator>
    <meta:creation-date>2025-04-06T11:51:00Z</meta:creation-date>
    <dc:date>2025-04-06T12:13:00Z</dc:date>
    <meta:template xlink:href="Normal" xlink:type="simple"/>
    <meta:editing-cycles>1</meta:editing-cycles>
    <meta:editing-duration>PT1320S</meta:editing-duration>
    <meta:document-statistic meta:page-count="1" meta:paragraph-count="1" meta:word-count="72" meta:character-count="472" meta:row-count="3" meta:non-whitespace-character-count="401"/>
  </office:meta>
</office:document-meta>
</file>